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7.62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27cm" svg:y="1.141cm" presentation:class="title" presentation:user-transformed="true">
          <draw:text-box>
            <text:p>Predicting Brain Connectivity Mapping Using Radiomics Features in Anatomical MRI</text:p>
          </draw:text-box>
        </draw:frame>
        <draw:frame presentation:style-name="pr2" draw:text-style-name="P1" draw:layer="layout" svg:width="25.199cm" svg:height="7.62cm" svg:x="1.4cm" svg:y="6.985cm" presentation:class="subtitle" presentation:user-transformed="true">
          <draw:text-box>
            <text:p>Levente Zsolt Nag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jectiv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4:39:21.472925545</meta:creation-date>
    <meta:generator>LibreOffice/7.6.6.3$Linux_X86_64 LibreOffice_project/60$Build-3</meta:generator>
    <dc:date>2025-01-13T16:03:54.593870194</dc:date>
    <meta:editing-duration>PT1H24M34S</meta:editing-duration>
    <meta:editing-cycles>1</meta:editing-cycles>
    <meta:document-statistic meta:object-count="28"/>
  </office:meta>
</office:document-meta>
</file>